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OpenStreetMap tools&lt;/h1&gt;</text:p>
      <text:p text:style-name="P1">&lt;h2&gt;About&lt;/h2&gt;</text:p>
      <text:p text:style-name="P1">&lt;p&gt;</text:p>
      <text:p text:style-name="P1"> <text:s/>&lt;a href="http://www.openstreetmap.org"&gt;OpenStreetMap&lt;/a&gt; is a project aimed</text:p>
      <text:p text:style-name="P1"> <text:s/>squarely at creating and providing free geographic data such as street</text:p>
      <text:p text:style-name="P1"> <text:s/>maps to anyone who wants them. The project was started because most maps</text:p>
      <text:p text:style-name="P1"> <text:s/>you think of as free actually have legal or technical restrictions on their</text:p>
      <text:p text:style-name="P1"> <text:s/>use, holding back people from using them in creative, productive or</text:p>
      <text:p text:style-name="P1"> <text:s/>unexpected ways.</text:p>
      <text:p text:style-name="Normal"/>
      <text:p text:style-name="P1">&lt;h4&gt;Homepage&lt;/h4&gt;</text:p>
      <text:p text:style-name="P1"> &lt;a href="http://www.openstreetmap.org"&gt;http://www.openstreetmap.org&lt;/a&gt;</text:p>
      <text:p text:style-name="Normal"/>
      <text:p text:style-name="P1">&lt;h4&gt;License&lt;/h4&gt;</text:p>
      <text:p text:style-name="P1"> OpenStreetMap data: &lt;a href="http://wiki.openstreetmap.org/index.php/OpenStreetMap_License"&gt;http://wiki.openstreetmap.org/index.php/OpenStreetMap_License&lt;/a&gt;&lt;BR&gt;</text:p>
      <text:p text:style-name="P1"> JOSM: GPLv2&lt;BR&gt; &lt;!-- see /usr/share/doc/josm/copyright --&gt;</text:p>
      <text:p text:style-name="P1"> JOSM plugins collection: Ranging from Public Domain to GPLv3&lt;BR&gt;</text:p>
      <text:p text:style-name="P1"> Gosmore: Public Domain and GPLv2&lt;BR&gt; &lt;!-- see /usr/share/doc/gosmore/copyright --&gt;</text:p>
      <text:p text:style-name="Normal"/>
      <text:p text:style-name="P1">&lt;h4&gt;Software&lt;/h4&gt;</text:p>
      <text:p text:style-name="P1">Two programs are installed: Josm and Gosmore. In addition Josm plugins</text:p>
      <text:p text:style-name="P1">have been included and the Gpsd service for interfacing with real-time GPS.</text:p>
      <text:p text:style-name="P1">&lt;p&gt;</text:p>
      <text:p text:style-name="P1">JOSM (Java OpenStreetMap Editor) is an editor for OpenStreetMap (OSM)</text:p>
      <text:p text:style-name="P1">written in Java. The current version supports stand alone GPX tracks,</text:p>
      <text:p text:style-name="P1">GPX track data from OSM database and existing nodes, line segments and</text:p>
      <text:p text:style-name="P1">metadata tags from the OSM database.</text:p>
      <text:p text:style-name="P1">&lt;BR&gt;</text:p>
      <text:p text:style-name="P1">Homepage: &lt;a href="http://josm.openstreetmap.de"&gt;http://josm.openstreetmap.de&lt;/a&gt;</text:p>
      <text:p text:style-name="P1">&lt;p&gt;</text:p>
      <text:p text:style-name="P1">The JOSM plugin collection contains the following plugins:</text:p>
      <text:p text:style-name="P1">&lt;pre&gt;</text:p>
      <text:p text:style-name="P1"> * agpifoj <text:s text:c="11"/>- Creates a new layer with geotagged pictures.</text:p>
      <text:p text:style-name="P1"> * colorscheme <text:s text:c="7"/>- Allows to create different color schemes.</text:p>
      <text:p text:style-name="P1"> * livegps <text:s text:c="11"/>- Supports live GPS input together with gpsd.</text:p>
      <text:p text:style-name="P1"> * measurement <text:s text:c="7"/>- Adds a dialog and a layer to measure length</text:p>
      <text:p text:style-name="P1"> <text:s text:c="23"/>and angle of segments and create measurement paths.</text:p>
      <text:p text:style-name="P1"> * openvisible <text:s text:c="7"/>- Allows opening gpx and osm files that intersect</text:p>
      <text:p text:style-name="P1"> <text:s text:c="23"/>the currently visible screen area.</text:p>
      <text:p text:style-name="P1"> * slippymap <text:s text:c="9"/>- Displays a slippy map grid in JOSM.</text:p>
      <text:p text:style-name="P1"> * surveyor <text:s text:c="10"/>- Allows adding markers/nodes on current gps positions.</text:p>
      <text:p text:style-name="P1"> * utilsplugin <text:s text:c="7"/>- Several helper utilities.</text:p>
      <text:p text:style-name="P1"> * validator <text:s text:c="9"/>- Data validator.</text:p>
      <text:p text:style-name="P1"> * wmsplugin <text:s text:c="9"/>- Displays background images from any WMS source.</text:p>
      <text:p text:style-name="P1">&lt;/pre&gt;</text:p>
      <text:p text:style-name="P1">&lt;BR&gt;</text:p>
      <text:p text:style-name="Normal"/>
      <text:p text:style-name="P1">&lt;p&gt;</text:p>
      <text:p text:style-name="P1"> Gosmore is a OpenStreetMap viewer, wayfinder, and search client</text:p>
      <text:p text:style-name="P1"> with support for speech synthesis and fetching the current user's</text:p>
      <text:p text:style-name="P1"> current GPS location using gpsd.</text:p>
      <text:p text:style-name="P1">&lt;BR&gt;</text:p>
      <text:p text:style-name="P1">Homepage: &lt;a href="http://wiki.openstreetmap.org/index.php/Gosmore"&gt;http://wiki.openstreetmap.org/index.php/Gosmore&lt;/a&gt;</text:p>
      <text:p text:style-name="Normal"/>
      <text:p text:style-name="Normal"/>
      <text:p text:style-name="P1">&lt;h2&gt;Documentation&lt;/h2&gt;</text:p>
      <text:p text:style-name="Normal"/>
      <text:p text:style-name="P1">&lt;h4&gt;JOSM&lt;/h4&gt;</text:p>
      <text:p text:style-name="P1">* Online tutorial: &lt;a href="http://www.use-it.be/europe/docs/OSMmanual/"&gt;http://www.use-it.be/europe/docs/OSMmanual/&lt;/a&gt;&lt;BR&gt;</text:p>
      <text:p text:style-name="P1">* User guide: &lt;a href="http://wiki.openstreetmap.org/wiki/JOSM/Guide"&gt;http://wiki.openstreetmap.org/wiki/JOSM/Guide&lt;/a&gt;&lt;BR&gt;</text:p>
      <text:p text:style-name="P1">* Video tutorial: &lt;a href="http://showmedo.com/videotutorials/video?name=1800050&amp;fromSeriesID=180"&gt;http://showmedo.com/videotutorials/video?name=1800050&amp;fromSeriesID=180&lt;/a&gt;&lt;BR&gt;</text:p>
      <text:p text:style-name="P1">* Open the sample data with &lt;tt&gt;File &amp;rarr; Open... &amp;rarr; /usr/local/share/osm/Barcelona.osm.bz2&lt;/tt&gt;&lt;BR&gt;</text:p>
      <text:p text:style-name="P1">* Further instructions are given when you launch the application.&lt;BR&gt;</text:p>
      <text:p text:style-name="Normal"/>
      <text:p text:style-name="Normal"/>
      <text:p text:style-name="P1">&lt;h4&gt;Gosmore &lt;/h4&gt;</text:p>
      <text:p text:style-name="Normal"/>
      <text:p text:style-name="P1">* Online wiki help: &lt;a href="http://wiki.openstreetmap.org/wiki/Gosmore#User_Interface"&gt;http://wiki.openstreetmap.org/wiki/Gosmore#User_Interface&lt;/a&gt;&lt;br&gt;</text:p>
      <text:p text:style-name="P1">* Before running Gosmore you will need to convert a &lt;tt&gt;planet-*.osm&lt;/tt&gt; data</text:p>
      <text:p text:style-name="P1">file. Some data is provided in the &lt;tt&gt;/usr/local/share/osm/&lt;/tt&gt; directory.</text:p>
      <text:p text:style-name="P1">Import it with:</text:p>
      <text:p text:style-name="P1">&lt;pre&gt;</text:p>
      <text:p text:style-name="P1"> <text:s/>bzip2 -dc /usr/local/share/osm/Barcelona.osm.bz2 | gosmore rebuild</text:p>
      <text:p text:style-name="P1">&lt;/pre&gt;</text:p>
      <text:p text:style-name="Normal"/>
      <text:p text:style-name="P1">This will create gosmore.pak.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